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6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 Semibold" fo:font-size="22pt" style:font-name-asian="Segoe UI" style:font-size-asian="22pt" style:font-name-complex="Segoe UI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Hymn #548</text:span></text:p>
            <text:p text:style-name="P1"><text:span text:style-name="T2">“</text:span><text:span text:style-name="T2">Thanks to Thee, O Christ, Victorio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4" draw:layer="layout" svg:width="24.384cm" svg:height="6.991cm" svg:x="1.778cm" svg:y="1.016cm">
          <draw:text-box>
            <text:p text:style-name="P1"><text:span text:style-name="T3">1. </text:span><text:span text:style-name="T4">Thanks to Thee, O Christ, victorious!</text:span><text:span text:style-name="T4"><text:line-break/></text:span><text:span text:style-name="T4">Thanks to Thee, O Lord of Life!</text:span><text:span text:style-name="T4"><text:line-break/></text:span><text:span text:style-name="T4">Death hath now no power o’er us,</text:span><text:span text:style-name="T4"><text:line-break/></text:span><text:span text:style-name="T4">Thou hast conquered in the str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3" draw:text-style-name="P4" draw:layer="layout" svg:width="24.384cm" svg:height="6.991cm" svg:x="1.778cm" svg:y="1.016cm">
          <draw:text-box>
            <text:p text:style-name="P1"><text:span text:style-name="T4">Thanks because Thou didst arise</text:span><text:span text:style-name="T4"><text:line-break/></text:span><text:span text:style-name="T4">And hast opened paradise!</text:span><text:span text:style-name="T4"><text:line-break/></text:span><text:span text:style-name="T4">None can fully sing the glory</text:span><text:span text:style-name="T4"><text:line-break/></text:span><text:span text:style-name="T4">Of the resurrection st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3" draw:text-style-name="P4" draw:layer="layout" svg:width="24.384cm" svg:height="6.991cm" svg:x="1.778cm" svg:y="1.016cm">
          <draw:text-box>
            <text:p text:style-name="P1"><text:span text:style-name="T3">2. </text:span><text:span text:style-name="T4">Thou hast died for my transgression,</text:span><text:span text:style-name="T4"><text:line-break/></text:span><text:span text:style-name="T4">All my sins on Thee were laid;</text:span><text:span text:style-name="T4"><text:line-break/></text:span><text:span text:style-name="T4">Thou hast won for me salvation,</text:span><text:span text:style-name="T4"><text:line-break/></text:span><text:span text:style-name="T4">On the cross my debt was pai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3" draw:text-style-name="P4" draw:layer="layout" svg:width="24.384cm" svg:height="6.991cm" svg:x="1.778cm" svg:y="1.016cm">
          <draw:text-box>
            <text:p text:style-name="P1"><text:span text:style-name="T4">From the grave I shall arise</text:span><text:span text:style-name="T4"><text:line-break/></text:span><text:span text:style-name="T4">And shall meet Thee in the skies.</text:span><text:span text:style-name="T4"><text:line-break/></text:span><text:span text:style-name="T4">Death itself is transitory;</text:span><text:span text:style-name="T4"><text:line-break/></text:span><text:span text:style-name="T4">I shall lift my head in glo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>
        <office:forms form:automatic-focus="false" form:apply-design-mode="false"/>
        <draw:frame draw:style-name="gr3" draw:text-style-name="P5" draw:layer="layout" svg:width="24.384cm" svg:height="6.991cm" svg:x="1.778cm" svg:y="1.016cm">
          <draw:text-box>
            <text:p text:style-name="P1"><text:span text:style-name="T3">3. </text:span><text:span text:style-name="T4">For the joy Thine advent gave me,</text:span><text:span text:style-name="T4"><text:line-break/></text:span><text:span text:style-name="T4">For Thy holy, precious Word;</text:span><text:span text:style-name="T4"><text:line-break/></text:span><text:span text:style-name="T4">For Thy Baptism, which doth save me,</text:span><text:span text:style-name="T4"><text:line-break/></text:span><text:span text:style-name="T4">For Thy blest Communion boar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>
        <office:forms form:automatic-focus="false" form:apply-design-mode="false"/>
        <draw:frame draw:style-name="gr4" draw:text-style-name="P2" draw:layer="layout" svg:width="24.384cm" svg:height="12.115cm" svg:x="1.778cm" svg:y="1.016cm">
          <draw:text-box>
            <text:p text:style-name="P1"><text:span text:style-name="T4">For Thy death, the bitter scorn,</text:span><text:span text:style-name="T4"><text:line-break/></text:span><text:span text:style-name="T4">For Thy resurrection morn,</text:span></text:p>
            <text:p text:style-name="P1"><text:span text:style-name="T4">Lord, I thank Thee and extol Thee,</text:span><text:span text:style-name="T4"><text:line-break/></text:span><text:span text:style-name="T4">And in heav’n I shall behold Thee.</text:span></text:p>
            <text:p text:style-name="P6"><text:span text:style-name="T5"><text:line-break/></text:span><text:span text:style-name="T5"/></text:p>
            <text:p text:style-name="P6"><text:span text:style-name="T5"/></text:p>
            <text:p text:style-name="P6"><text:span text:style-name="T5"><text:s text:c="12"/></text:span><text:span text:style-name="T5">Public domain</text:span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22:10:21.672000000</meta:creation-date>
    <dc:title>bluwht blank</dc:title>
    <meta:editing-duration>PT8M55S</meta:editing-duration>
    <meta:editing-cycles>3</meta:editing-cycles>
    <meta:generator>LibreOffice/5.3.4.2$Windows_X86_64 LibreOffice_project/f82d347ccc0be322489bf7da61d7e4ad13fe2ff3</meta:generator>
    <dc:date>2017-07-13T10:44:55.854000000</dc:date>
    <meta:document-statistic meta:object-count="53"/>
  </office:meta>
</office:document-meta>
</file>